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Roboto Regular" svg:font-family="Roboto Regular"/>
    <style:font-face style:name="Liberation Serif Regular" svg:font-family="Liberation Serif Regular"/>
  </office:font-face-decls>
  <office:automatic-styles>
    <style:style style:name="P1" style:family="paragraph" style:parent-style-name="Normal" style:master-page-name="Standard">
      <style:paragraph-properties fo:line-height="100%" fo:margin-top="0.423cm" fo:margin-bottom="0cm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wrap-option="wrap"/>
    </style:style>
    <style:style style:name="P2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2" style:family="table-cell">
      <style:table-cell-properties style:vertical-align="top" fo:wrap-option="wrap"/>
    </style:style>
    <style:style style:name="P3" style:family="paragraph" style:parent-style-name="Normal">
      <style:paragraph-properties fo:text-align="left" fo:line-height="110%" fo:margin-top="0cm" fo:margin-bottom="0cm" style:writing-mode="lr-tb"/>
    </style:style>
    <style:style style:name="T3_1" style:family="text">
      <style:text-properties fo:color="#000000" style:font-name="Roboto Regular" fo:font-size="24pt" style:font-name-asian="Roboto Regular" style:font-size-asian="24pt" style:font-name-complex="Roboto Regular" fo:font-weight="bold" style:font-weight-asian="bold"/>
    </style:style>
    <style:style style:name="Cell3" style:family="table-cell">
      <style:table-cell-properties style:vertical-align="top" fo:wrap-option="wrap"/>
    </style:style>
    <style:style style:name="P4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4" style:family="table-cell">
      <style:table-cell-properties style:vertical-align="top" fo:wrap-option="wrap"/>
    </style:style>
    <style:style style:name="P5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Row2" style:family="table-row"/>
    <style:style style:name="Cell5" style:family="table-cell">
      <style:table-cell-properties style:vertical-align="top" fo:wrap-option="wrap"/>
    </style:style>
    <style:style style:name="P6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6" style:family="table-cell">
      <style:table-cell-properties style:vertical-align="top" fo:wrap-option="wrap"/>
    </style:style>
    <style:style style:name="P7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7" style:family="table-cell">
      <style:table-cell-properties style:vertical-align="top" fo:wrap-option="wrap"/>
    </style:style>
    <style:style style:name="P8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8" style:family="table-cell">
      <style:table-cell-properties style:vertical-align="top" fo:wrap-option="wrap"/>
    </style:style>
    <style:style style:name="P9" style:family="paragraph" style:parent-style-name="Normal">
      <style:paragraph-properties fo:text-align="left" fo:line-height="110%" fo:margin-top="0cm" style:writing-mode="lr-tb"/>
    </style:style>
    <style:style style:name="T9_1" style:family="text">
      <style:text-properties fo:color="#000000" style:font-name="Roboto Regular" fo:font-size="10pt" style:font-name-asian="Roboto Regular" style:font-size-asian="10pt" style:font-name-complex="Roboto Regular"/>
    </style:style>
    <style:style style:name="P10" style:family="paragraph" style:parent-style-name="Normal">
      <style:paragraph-properties fo:text-align="left" fo:line-height="110%" fo:margin-top="0cm" style:writing-mode="lr-tb"/>
    </style:style>
    <style:style style:name="T10_1" style:family="text">
      <style:text-properties fo:color="#000000" style:font-name="Roboto Regular" fo:font-size="10pt" style:font-name-asian="Roboto Regular" style:font-size-asian="10pt" style:font-name-complex="Roboto Regular"/>
    </style:style>
    <style:style style:name="P11" style:family="paragraph" style:parent-style-name="Normal">
      <style:paragraph-properties fo:text-align="left" fo:line-height="110%" fo:margin-top="0cm" fo:margin-bottom="0cm" style:writing-mode="lr-tb"/>
    </style:style>
    <style:style style:name="T11_1" style:family="text">
      <style:text-properties fo:color="#000000" style:font-name="Roboto Regular" fo:font-size="10pt" style:font-name-asian="Roboto Regular" style:font-size-asian="10pt" style:font-name-complex="Roboto Regular"/>
    </style:style>
    <style:style style:name="Row3" style:family="table-row"/>
    <style:style style:name="Cell9" style:family="table-cell">
      <style:table-cell-properties style:vertical-align="top" fo:wrap-option="wrap"/>
    </style:style>
    <style:style style:name="P12" style:family="paragraph" style:parent-style-name="Normal">
      <style:paragraph-properties fo:text-align="left" fo:line-height="110%" fo:margin-top="0cm" style:writing-mode="lr-tb"/>
    </style:style>
    <style:style style:name="T12_1" style:family="text">
      <style:text-properties fo:color="#000000" style:font-name="Roboto Regular" fo:font-size="10pt" style:font-name-asian="Roboto Regular" style:font-size-asian="10pt" style:font-name-complex="Roboto Regular"/>
    </style:style>
    <style:style style:name="P13" style:family="paragraph" style:parent-style-name="Normal">
      <style:paragraph-properties fo:text-align="left" fo:line-height="110%" fo:margin-top="0cm" fo:margin-bottom="0cm" style:writing-mode="lr-tb"/>
    </style:style>
    <style:style style:name="T13_1" style:family="text">
      <style:text-properties fo:color="#000000" style:font-name="Roboto Regular" fo:font-size="10pt" style:font-name-asian="Roboto Regular" style:font-size-asian="10pt" style:font-name-complex="Roboto Regular"/>
    </style:style>
    <style:style style:name="Cell10" style:family="table-cell">
      <style:table-cell-properties style:vertical-align="top" fo:wrap-option="wrap"/>
    </style:style>
    <style:style style:name="P14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1" style:family="table-cell">
      <style:table-cell-properties style:vertical-align="top" fo:wrap-option="wrap"/>
    </style:style>
    <style:style style:name="P15" style:family="paragraph" style:parent-style-name="Normal">
      <style:paragraph-properties fo:text-align="left" fo:line-height="110%" fo:margin-top="0cm" fo:margin-bottom="0cm" style:writing-mode="lr-tb"/>
    </style:style>
    <style:style style:name="T15_1" style:family="text">
      <style:text-properties fo:color="#000000" style:font-name="Roboto Regular" fo:font-size="10pt" style:font-name-asian="Roboto Regular" style:font-size-asian="10pt" style:font-name-complex="Roboto Regular"/>
    </style:style>
    <style:style style:name="Cell12" style:family="table-cell">
      <style:table-cell-properties style:vertical-align="top" fo:wrap-option="wrap"/>
    </style:style>
    <style:style style:name="P16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Row4" style:family="table-row"/>
    <style:style style:name="Cell13" style:family="table-cell">
      <style:table-cell-properties style:vertical-align="top" fo:wrap-option="wrap"/>
    </style:style>
    <style:style style:name="P17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4" style:family="table-cell">
      <style:table-cell-properties style:vertical-align="top" fo:wrap-option="wrap"/>
    </style:style>
    <style:style style:name="P18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5" style:family="table-cell">
      <style:table-cell-properties style:vertical-align="top" fo:wrap-option="wrap"/>
    </style:style>
    <style:style style:name="P19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6" style:family="table-cell">
      <style:table-cell-properties style:vertical-align="top" fo:wrap-option="wrap"/>
    </style:style>
    <style:style style:name="P20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Row5" style:family="table-row"/>
    <style:style style:name="Cell17" style:family="table-cell">
      <style:table-cell-properties style:vertical-align="top" fo:padding-top="0.051cm" fo:border-top="#000000 0.026cm solid" fo:padding-bottom="0.051cm" fo:border-bottom="#000000 0.026cm solid" fo:padding-left="0.051cm" fo:border-left="#000000 0.026cm solid" fo:wrap-option="wrap"/>
    </style:style>
    <style:style style:name="P21" style:family="paragraph" style:parent-style-name="Normal">
      <style:paragraph-properties fo:text-align="left" fo:line-height="110%" fo:margin-top="0cm" style:writing-mode="lr-tb"/>
    </style:style>
    <style:style style:name="T21_1" style:family="text">
      <style:text-properties fo:color="#000000" style:font-name="Roboto Regular" fo:font-size="10pt" style:font-name-asian="Roboto Regular" style:font-size-asian="10pt" style:font-name-complex="Roboto Regular"/>
    </style:style>
    <style:style style:name="P22" style:family="paragraph" style:parent-style-name="Normal">
      <style:paragraph-properties fo:text-align="left" fo:line-height="110%" fo:margin-top="0cm" style:writing-mode="lr-tb"/>
    </style:style>
    <style:style style:name="T22_1" style:family="text">
      <style:text-properties fo:color="#000000" style:font-name="Roboto Regular" fo:font-size="10pt" style:font-name-asian="Roboto Regular" style:font-size-asian="10pt" style:font-name-complex="Roboto Regular"/>
    </style:style>
    <style:style style:name="P23" style:family="paragraph" style:parent-style-name="Normal">
      <style:paragraph-properties fo:text-align="left" fo:line-height="110%" fo:margin-top="0cm" style:writing-mode="lr-tb"/>
    </style:style>
    <style:style style:name="T23_1" style:family="text">
      <style:text-properties fo:color="#000000" style:font-name="Roboto Regular" fo:font-size="10pt" style:font-name-asian="Roboto Regular" style:font-size-asian="10pt" style:font-name-complex="Roboto Regular"/>
    </style:style>
    <style:style style:name="P24" style:family="paragraph" style:parent-style-name="Normal">
      <style:paragraph-properties fo:text-align="left" fo:line-height="110%" fo:margin-top="0cm" fo:margin-bottom="0cm" style:writing-mode="lr-tb"/>
    </style:style>
    <style:style style:name="T24_1" style:family="text">
      <style:text-properties fo:color="#000000" style:font-name="Roboto Regular" fo:font-size="10pt" style:font-name-asian="Roboto Regular" style:font-size-asian="10pt" style:font-name-complex="Roboto Regular"/>
    </style:style>
    <style:style style:name="Cell18" style:family="table-cell">
      <style:table-cell-properties style:vertical-align="top" fo:padding-top="0.051cm" fo:border-top="#000000 0.026cm solid" fo:padding-bottom="0.051cm" fo:border-bottom="#000000 0.026cm solid" fo:padding-left="0.051cm" fo:border-left="#000000 0.026cm solid" fo:padding-right="0.051cm" fo:border-right="#000000 0.026cm solid" fo:wrap-option="wrap"/>
    </style:style>
    <style:style style:name="P25" style:family="paragraph" style:parent-style-name="Normal">
      <style:paragraph-properties fo:text-align="left" fo:line-height="110%" fo:margin-top="0cm" fo:margin-bottom="0cm" style:writing-mode="lr-tb"/>
    </style:style>
    <style:style style:name="T25_1" style:family="text">
      <style:text-properties fo:color="#000000" style:font-name="Roboto Regular" fo:font-size="10pt" style:font-name-asian="Roboto Regular" style:font-size-asian="10pt" style:font-name-complex="Roboto Regular"/>
    </style:style>
    <style:style style:name="P26" style:family="paragraph" style:parent-style-name="Normal">
      <style:paragraph-properties fo:line-height="100%" fo:margin-top="0.423cm" fo:margin-bottom="0cm" style:writing-mode="lr-tb"/>
    </style:style>
    <style:style style:name="Table2" style:family="table">
      <style:table-properties table:align="left" style:width="16.508cm" fo:margin-left="0cm"/>
    </style:style>
    <style:style style:name="Column5" style:family="table-column">
      <style:table-column-properties style:column-width="1.462cm"/>
    </style:style>
    <style:style style:name="Column6" style:family="table-column">
      <style:table-column-properties style:column-width="1.979cm"/>
    </style:style>
    <style:style style:name="Column7" style:family="table-column">
      <style:table-column-properties style:column-width="1.249cm"/>
    </style:style>
    <style:style style:name="Column8" style:family="table-column">
      <style:table-column-properties style:column-width="1.683cm"/>
    </style:style>
    <style:style style:name="Column9" style:family="table-column">
      <style:table-column-properties style:column-width="1.6cm"/>
    </style:style>
    <style:style style:name="Column10" style:family="table-column">
      <style:table-column-properties style:column-width="2.104cm"/>
    </style:style>
    <style:style style:name="Column11" style:family="table-column">
      <style:table-column-properties style:column-width="2.018cm"/>
    </style:style>
    <style:style style:name="Column12" style:family="table-column">
      <style:table-column-properties style:column-width="1.492cm"/>
    </style:style>
    <style:style style:name="Column13" style:family="table-column">
      <style:table-column-properties style:column-width="1.321cm"/>
    </style:style>
    <style:style style:name="Column14" style:family="table-column">
      <style:table-column-properties style:column-width="1.6cm"/>
    </style:style>
    <style:style style:name="Row6" style:family="table-row"/>
    <style:style style:name="Cell19" style:family="table-cell">
      <style:table-cell-properties fo:background-color="#d4ea6b" style:vertical-align="top" fo:padding-top="0.102cm" fo:border-top="#000000 0.026cm solid" fo:padding-bottom="0.102cm" fo:border-bottom="#000000 0.026cm solid" fo:padding-left="0.102cm" fo:border-left="#000000 0.026cm solid" fo:wrap-option="wrap"/>
    </style:style>
    <style:style style:name="P27" style:family="paragraph" style:parent-style-name="Normal">
      <style:paragraph-properties fo:text-align="center" fo:line-height="110%" fo:margin-top="0cm" fo:margin-bottom="0cm" style:writing-mode="lr-tb"/>
    </style:style>
    <style:style style:name="T27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20" style:family="table-cell">
      <style:table-cell-properties fo:background-color="#d4ea6b" style:vertical-align="top" fo:padding-top="0.102cm" fo:border-top="#000000 0.026cm solid" fo:padding-bottom="0.102cm" fo:border-bottom="#000000 0.026cm solid" fo:padding-left="0.102cm" fo:border-left="#000000 0.026cm solid" fo:wrap-option="wrap"/>
    </style:style>
    <style:style style:name="P28" style:family="paragraph" style:parent-style-name="Normal">
      <style:paragraph-properties fo:text-align="center" fo:line-height="110%" fo:margin-top="0cm" fo:margin-bottom="0cm" style:writing-mode="lr-tb"/>
    </style:style>
    <style:style style:name="T28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21" style:family="table-cell">
      <style:table-cell-properties fo:background-color="#d4ea6b" style:vertical-align="top" fo:padding-top="0.102cm" fo:border-top="#000000 0.026cm solid" fo:padding-bottom="0.102cm" fo:border-bottom="#000000 0.026cm solid" fo:padding-left="0.102cm" fo:border-left="#000000 0.026cm solid" fo:wrap-option="wrap"/>
    </style:style>
    <style:style style:name="P29" style:family="paragraph" style:parent-style-name="Normal">
      <style:paragraph-properties fo:text-align="center" fo:line-height="110%" fo:margin-top="0cm" fo:margin-bottom="0cm" style:writing-mode="lr-tb"/>
    </style:style>
    <style:style style:name="T29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22" style:family="table-cell">
      <style:table-cell-properties fo:background-color="#d4ea6b" style:vertical-align="top" fo:padding-top="0.102cm" fo:border-top="#000000 0.026cm solid" fo:padding-bottom="0.102cm" fo:border-bottom="#000000 0.026cm solid" fo:padding-left="0.102cm" fo:border-left="#000000 0.026cm solid" fo:wrap-option="wrap"/>
    </style:style>
    <style:style style:name="P30" style:family="paragraph" style:parent-style-name="Normal">
      <style:paragraph-properties fo:text-align="center" fo:line-height="110%" fo:margin-top="0cm" fo:margin-bottom="0cm" style:writing-mode="lr-tb"/>
    </style:style>
    <style:style style:name="T30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23" style:family="table-cell">
      <style:table-cell-properties fo:background-color="#d4ea6b" style:vertical-align="top" fo:padding-top="0.102cm" fo:border-top="#000000 0.026cm solid" fo:padding-bottom="0.102cm" fo:border-bottom="#000000 0.026cm solid" fo:padding-left="0.102cm" fo:border-left="#000000 0.026cm solid" fo:wrap-option="wrap"/>
    </style:style>
    <style:style style:name="P31" style:family="paragraph" style:parent-style-name="Normal">
      <style:paragraph-properties fo:text-align="center" fo:line-height="110%" fo:margin-top="0cm" fo:margin-bottom="0cm" style:writing-mode="lr-tb"/>
    </style:style>
    <style:style style:name="T31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24" style:family="table-cell">
      <style:table-cell-properties fo:background-color="#d4ea6b" style:vertical-align="top" fo:padding-top="0.102cm" fo:border-top="#000000 0.026cm solid" fo:padding-bottom="0.102cm" fo:border-bottom="#000000 0.026cm solid" fo:padding-left="0.102cm" fo:border-left="#000000 0.026cm solid" fo:wrap-option="wrap"/>
    </style:style>
    <style:style style:name="P32" style:family="paragraph" style:parent-style-name="Normal">
      <style:paragraph-properties fo:text-align="center" fo:line-height="110%" fo:margin-top="0cm" fo:margin-bottom="0cm" style:writing-mode="lr-tb"/>
    </style:style>
    <style:style style:name="T32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25" style:family="table-cell">
      <style:table-cell-properties fo:background-color="#d4ea6b" style:vertical-align="top" fo:padding-top="0.102cm" fo:border-top="#000000 0.026cm solid" fo:padding-bottom="0.102cm" fo:border-bottom="#000000 0.026cm solid" fo:padding-left="0.102cm" fo:border-left="#000000 0.026cm solid" fo:wrap-option="wrap"/>
    </style:style>
    <style:style style:name="P33" style:family="paragraph" style:parent-style-name="Normal">
      <style:paragraph-properties fo:text-align="center" fo:line-height="110%" fo:margin-top="0cm" fo:margin-bottom="0cm" style:writing-mode="lr-tb"/>
    </style:style>
    <style:style style:name="T33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26" style:family="table-cell">
      <style:table-cell-properties fo:background-color="#d4ea6b" style:vertical-align="top" fo:padding-top="0.102cm" fo:border-top="#000000 0.026cm solid" fo:padding-bottom="0.102cm" fo:border-bottom="#000000 0.026cm solid" fo:padding-left="0.102cm" fo:border-left="#000000 0.026cm solid" fo:wrap-option="wrap"/>
    </style:style>
    <style:style style:name="P34" style:family="paragraph" style:parent-style-name="Normal">
      <style:paragraph-properties fo:text-align="center" fo:line-height="110%" fo:margin-top="0cm" fo:margin-bottom="0cm" style:writing-mode="lr-tb"/>
    </style:style>
    <style:style style:name="T34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27" style:family="table-cell">
      <style:table-cell-properties fo:background-color="#d4ea6b" style:vertical-align="top" fo:padding-top="0.102cm" fo:border-top="#000000 0.026cm solid" fo:padding-bottom="0.102cm" fo:border-bottom="#000000 0.026cm solid" fo:padding-left="0.102cm" fo:border-left="#000000 0.026cm solid" fo:wrap-option="wrap"/>
    </style:style>
    <style:style style:name="P35" style:family="paragraph" style:parent-style-name="Normal">
      <style:paragraph-properties fo:text-align="center" fo:line-height="110%" fo:margin-top="0cm" fo:margin-bottom="0cm" style:writing-mode="lr-tb"/>
    </style:style>
    <style:style style:name="T35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28" style:family="table-cell">
      <style:table-cell-properties fo:background-color="#d4ea6b" style:vertical-align="top" fo:padding-top="0.102cm" fo:border-top="#000000 0.026cm solid" fo:padding-bottom="0.102cm" fo:border-bottom="#000000 0.026cm solid" fo:padding-left="0.102cm" fo:border-left="#000000 0.026cm solid" fo:padding-right="0.102cm" fo:border-right="#000000 0.026cm solid" fo:wrap-option="wrap"/>
    </style:style>
    <style:style style:name="P36" style:family="paragraph" style:parent-style-name="Normal">
      <style:paragraph-properties fo:text-align="center" fo:line-height="110%" fo:margin-top="0cm" fo:margin-bottom="0cm" style:writing-mode="lr-tb"/>
    </style:style>
    <style:style style:name="T36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Row7" style:family="table-row"/>
    <style:style style:name="Cell29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37" style:family="paragraph" style:parent-style-name="Normal">
      <style:paragraph-properties fo:text-align="left" fo:line-height="110%" fo:margin-top="0cm" fo:margin-bottom="0cm" style:writing-mode="lr-tb"/>
    </style:style>
    <style:style style:name="T37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30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38" style:family="paragraph" style:parent-style-name="Normal">
      <style:paragraph-properties fo:text-align="left" fo:line-height="110%" fo:margin-top="0cm" fo:margin-bottom="0cm" style:writing-mode="lr-tb"/>
    </style:style>
    <style:style style:name="T38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31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39" style:family="paragraph" style:parent-style-name="Normal">
      <style:paragraph-properties fo:text-align="left" fo:line-height="110%" fo:margin-top="0cm" fo:margin-bottom="0cm" style:writing-mode="lr-tb"/>
    </style:style>
    <style:style style:name="T39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32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40" style:family="paragraph" style:parent-style-name="Normal">
      <style:paragraph-properties fo:text-align="left" fo:line-height="110%" fo:margin-top="0cm" fo:margin-bottom="0cm" style:writing-mode="lr-tb"/>
    </style:style>
    <style:style style:name="T40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33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41" style:family="paragraph" style:parent-style-name="Normal">
      <style:paragraph-properties fo:text-align="left" fo:line-height="110%" fo:margin-top="0cm" fo:margin-bottom="0cm" style:writing-mode="lr-tb"/>
    </style:style>
    <style:style style:name="T41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34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42" style:family="paragraph" style:parent-style-name="Normal">
      <style:paragraph-properties fo:text-align="left" fo:line-height="110%" fo:margin-top="0cm" fo:margin-bottom="0cm" style:writing-mode="lr-tb"/>
    </style:style>
    <style:style style:name="T42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35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43" style:family="paragraph" style:parent-style-name="Normal">
      <style:paragraph-properties fo:text-align="left" fo:line-height="110%" fo:margin-top="0cm" fo:margin-bottom="0cm" style:writing-mode="lr-tb"/>
    </style:style>
    <style:style style:name="T43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36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44" style:family="paragraph" style:parent-style-name="Normal">
      <style:paragraph-properties fo:text-align="left" fo:line-height="110%" fo:margin-top="0cm" fo:margin-bottom="0cm" style:writing-mode="lr-tb"/>
    </style:style>
    <style:style style:name="T44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37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45" style:family="paragraph" style:parent-style-name="Normal">
      <style:paragraph-properties fo:text-align="left" fo:line-height="110%" fo:margin-top="0cm" fo:margin-bottom="0cm" style:writing-mode="lr-tb"/>
    </style:style>
    <style:style style:name="T45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38" style:family="table-cell">
      <style:table-cell-properties style:vertical-align="top" fo:padding-bottom="0.102cm" fo:border-bottom="#000000 0.026cm solid" fo:padding-left="0.102cm" fo:border-left="#000000 0.026cm solid" fo:padding-right="0.102cm" fo:border-right="#000000 0.026cm solid" fo:wrap-option="wrap"/>
    </style:style>
    <style:style style:name="P46" style:family="paragraph" style:parent-style-name="Normal">
      <style:paragraph-properties fo:text-align="left" fo:line-height="110%" fo:margin-top="0cm" fo:margin-bottom="0cm" style:writing-mode="lr-tb"/>
    </style:style>
    <style:style style:name="T46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Row8" style:family="table-row"/>
    <style:style style:name="Cell39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47" style:family="paragraph" style:parent-style-name="Normal">
      <style:paragraph-properties fo:text-align="left" fo:line-height="110%" fo:margin-top="0cm" fo:margin-bottom="0cm" style:writing-mode="lr-tb"/>
    </style:style>
    <style:style style:name="T47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40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48" style:family="paragraph" style:parent-style-name="Normal">
      <style:paragraph-properties fo:text-align="left" fo:line-height="110%" fo:margin-top="0cm" fo:margin-bottom="0cm" style:writing-mode="lr-tb"/>
    </style:style>
    <style:style style:name="T48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41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49" style:family="paragraph" style:parent-style-name="Normal">
      <style:paragraph-properties fo:text-align="left" fo:line-height="110%" fo:margin-top="0cm" fo:margin-bottom="0cm" style:writing-mode="lr-tb"/>
    </style:style>
    <style:style style:name="T49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42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50" style:family="paragraph" style:parent-style-name="Normal">
      <style:paragraph-properties fo:text-align="left" fo:line-height="110%" fo:margin-top="0cm" fo:margin-bottom="0cm" style:writing-mode="lr-tb"/>
    </style:style>
    <style:style style:name="T50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43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51" style:family="paragraph" style:parent-style-name="Normal">
      <style:paragraph-properties fo:text-align="left" fo:line-height="110%" fo:margin-top="0cm" fo:margin-bottom="0cm" style:writing-mode="lr-tb"/>
    </style:style>
    <style:style style:name="T51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44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52" style:family="paragraph" style:parent-style-name="Normal">
      <style:paragraph-properties fo:text-align="left" fo:line-height="110%" fo:margin-top="0cm" fo:margin-bottom="0cm" style:writing-mode="lr-tb"/>
    </style:style>
    <style:style style:name="T52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45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53" style:family="paragraph" style:parent-style-name="Normal">
      <style:paragraph-properties fo:text-align="left" fo:line-height="110%" fo:margin-top="0cm" fo:margin-bottom="0cm" style:writing-mode="lr-tb"/>
    </style:style>
    <style:style style:name="T53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46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54" style:family="paragraph" style:parent-style-name="Normal">
      <style:paragraph-properties fo:text-align="left" fo:line-height="110%" fo:margin-top="0cm" fo:margin-bottom="0cm" style:writing-mode="lr-tb"/>
    </style:style>
    <style:style style:name="T54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47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55" style:family="paragraph" style:parent-style-name="Normal">
      <style:paragraph-properties fo:text-align="left" fo:line-height="110%" fo:margin-top="0cm" fo:margin-bottom="0cm" style:writing-mode="lr-tb"/>
    </style:style>
    <style:style style:name="T55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48" style:family="table-cell">
      <style:table-cell-properties style:vertical-align="top" fo:padding-bottom="0.102cm" fo:border-bottom="#000000 0.026cm solid" fo:padding-left="0.102cm" fo:border-left="#000000 0.026cm solid" fo:padding-right="0.102cm" fo:border-right="#000000 0.026cm solid" fo:wrap-option="wrap"/>
    </style:style>
    <style:style style:name="P56" style:family="paragraph" style:parent-style-name="Normal">
      <style:paragraph-properties fo:text-align="left" fo:line-height="110%" fo:margin-top="0cm" fo:margin-bottom="0cm" style:writing-mode="lr-tb"/>
    </style:style>
    <style:style style:name="T56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Row9" style:family="table-row"/>
    <style:style style:name="Cell49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57" style:family="paragraph" style:parent-style-name="Normal">
      <style:paragraph-properties fo:text-align="left" fo:line-height="110%" fo:margin-top="0cm" fo:margin-bottom="0cm" style:writing-mode="lr-tb"/>
    </style:style>
    <style:style style:name="T57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50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58" style:family="paragraph" style:parent-style-name="Normal">
      <style:paragraph-properties fo:text-align="left" fo:line-height="110%" fo:margin-top="0cm" fo:margin-bottom="0cm" style:writing-mode="lr-tb"/>
    </style:style>
    <style:style style:name="T58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51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59" style:family="paragraph" style:parent-style-name="Normal">
      <style:paragraph-properties fo:text-align="left" fo:line-height="110%" fo:margin-top="0cm" fo:margin-bottom="0cm" style:writing-mode="lr-tb"/>
    </style:style>
    <style:style style:name="T59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52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60" style:family="paragraph" style:parent-style-name="Normal">
      <style:paragraph-properties fo:text-align="left" fo:line-height="110%" fo:margin-top="0cm" fo:margin-bottom="0cm" style:writing-mode="lr-tb"/>
    </style:style>
    <style:style style:name="T60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53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61" style:family="paragraph" style:parent-style-name="Normal">
      <style:paragraph-properties fo:text-align="left" fo:line-height="110%" fo:margin-top="0cm" fo:margin-bottom="0cm" style:writing-mode="lr-tb"/>
    </style:style>
    <style:style style:name="T61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54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62" style:family="paragraph" style:parent-style-name="Normal">
      <style:paragraph-properties fo:text-align="left" fo:line-height="110%" fo:margin-top="0cm" fo:margin-bottom="0cm" style:writing-mode="lr-tb"/>
    </style:style>
    <style:style style:name="T62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55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63" style:family="paragraph" style:parent-style-name="Normal">
      <style:paragraph-properties fo:text-align="left" fo:line-height="110%" fo:margin-top="0cm" fo:margin-bottom="0cm" style:writing-mode="lr-tb"/>
    </style:style>
    <style:style style:name="T63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56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64" style:family="paragraph" style:parent-style-name="Normal">
      <style:paragraph-properties fo:text-align="left" fo:line-height="110%" fo:margin-top="0cm" fo:margin-bottom="0cm" style:writing-mode="lr-tb"/>
    </style:style>
    <style:style style:name="T64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57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65" style:family="paragraph" style:parent-style-name="Normal">
      <style:paragraph-properties fo:text-align="left" fo:line-height="110%" fo:margin-top="0cm" fo:margin-bottom="0cm" style:writing-mode="lr-tb"/>
    </style:style>
    <style:style style:name="T65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58" style:family="table-cell">
      <style:table-cell-properties style:vertical-align="top" fo:padding-bottom="0.102cm" fo:border-bottom="#000000 0.026cm solid" fo:padding-left="0.102cm" fo:border-left="#000000 0.026cm solid" fo:padding-right="0.102cm" fo:border-right="#000000 0.026cm solid" fo:wrap-option="wrap"/>
    </style:style>
    <style:style style:name="P66" style:family="paragraph" style:parent-style-name="Normal">
      <style:paragraph-properties fo:text-align="left" fo:line-height="110%" fo:margin-top="0cm" fo:margin-bottom="0cm" style:writing-mode="lr-tb"/>
    </style:style>
    <style:style style:name="T66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Row10" style:family="table-row"/>
    <style:style style:name="Cell59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67" style:family="paragraph" style:parent-style-name="Normal">
      <style:paragraph-properties fo:text-align="left" fo:line-height="110%" fo:margin-top="0cm" fo:margin-bottom="0cm" style:writing-mode="lr-tb"/>
    </style:style>
    <style:style style:name="T67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60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68" style:family="paragraph" style:parent-style-name="Normal">
      <style:paragraph-properties fo:text-align="left" fo:line-height="110%" fo:margin-top="0cm" fo:margin-bottom="0cm" style:writing-mode="lr-tb"/>
    </style:style>
    <style:style style:name="T68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61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69" style:family="paragraph" style:parent-style-name="Normal">
      <style:paragraph-properties fo:text-align="left" fo:line-height="110%" fo:margin-top="0cm" fo:margin-bottom="0cm" style:writing-mode="lr-tb"/>
    </style:style>
    <style:style style:name="T69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62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70" style:family="paragraph" style:parent-style-name="Normal">
      <style:paragraph-properties fo:text-align="left" fo:line-height="110%" fo:margin-top="0cm" fo:margin-bottom="0cm" style:writing-mode="lr-tb"/>
    </style:style>
    <style:style style:name="T70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63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71" style:family="paragraph" style:parent-style-name="Normal">
      <style:paragraph-properties fo:text-align="left" fo:line-height="110%" fo:margin-top="0cm" fo:margin-bottom="0cm" style:writing-mode="lr-tb"/>
    </style:style>
    <style:style style:name="T71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64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72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65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73" style:family="paragraph" style:parent-style-name="Normal">
      <style:paragraph-properties fo:text-align="left" fo:line-height="110%" fo:margin-top="0cm" fo:margin-bottom="0cm" style:writing-mode="lr-tb"/>
    </style:style>
    <style:style style:name="T73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66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74" style:family="paragraph" style:parent-style-name="Normal">
      <style:paragraph-properties fo:text-align="left" fo:line-height="110%" fo:margin-top="0cm" fo:margin-bottom="0cm" style:writing-mode="lr-tb"/>
    </style:style>
    <style:style style:name="T74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67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75" style:family="paragraph" style:parent-style-name="Normal">
      <style:paragraph-properties fo:text-align="left" fo:line-height="110%" fo:margin-top="0cm" fo:margin-bottom="0cm" style:writing-mode="lr-tb"/>
    </style:style>
    <style:style style:name="T75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68" style:family="table-cell">
      <style:table-cell-properties style:vertical-align="top" fo:padding-bottom="0.102cm" fo:border-bottom="#000000 0.026cm solid" fo:padding-left="0.102cm" fo:border-left="#000000 0.026cm solid" fo:padding-right="0.102cm" fo:border-right="#000000 0.026cm solid" fo:wrap-option="wrap"/>
    </style:style>
    <style:style style:name="P76" style:family="paragraph" style:parent-style-name="Normal">
      <style:paragraph-properties fo:text-align="left" fo:line-height="110%" fo:margin-top="0cm" fo:margin-bottom="0cm" style:writing-mode="lr-tb"/>
    </style:style>
    <style:style style:name="T76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Row11" style:family="table-row"/>
    <style:style style:name="Cell69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77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70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78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71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79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72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80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73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81" style:family="paragraph" style:parent-style-name="Normal">
      <style:paragraph-properties fo:text-align="left" fo:line-height="110%" fo:margin-top="0cm" fo:margin-bottom="0cm" style:writing-mode="lr-tb"/>
    </style:style>
    <style:style style:name="T81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74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82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75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83" style:family="paragraph" style:parent-style-name="Normal">
      <style:paragraph-properties fo:text-align="left" fo:line-height="110%" fo:margin-top="0cm" fo:margin-bottom="0cm" style:writing-mode="lr-tb"/>
    </style:style>
    <style:style style:name="T83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76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84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77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85" style:family="paragraph" style:parent-style-name="Normal">
      <style:paragraph-properties fo:text-align="left" fo:line-height="110%" fo:margin-top="0cm" fo:margin-bottom="0cm" style:writing-mode="lr-tb"/>
    </style:style>
    <style:style style:name="T85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78" style:family="table-cell">
      <style:table-cell-properties style:vertical-align="top" fo:padding-bottom="0.102cm" fo:border-bottom="#000000 0.026cm solid" fo:padding-left="0.102cm" fo:border-left="#000000 0.026cm solid" fo:padding-right="0.102cm" fo:border-right="#000000 0.026cm solid" fo:wrap-option="wrap"/>
    </style:style>
    <style:style style:name="P86" style:family="paragraph" style:parent-style-name="Normal">
      <style:paragraph-properties fo:text-align="left" fo:line-height="110%" fo:margin-top="0cm" fo:margin-bottom="0cm" style:writing-mode="lr-tb"/>
    </style:style>
    <style:style style:name="T86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Row12" style:family="table-row"/>
    <style:style style:name="Cell79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87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80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88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81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89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82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90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83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91" style:family="paragraph" style:parent-style-name="Normal">
      <style:paragraph-properties fo:text-align="left" fo:line-height="110%" fo:margin-top="0cm" fo:margin-bottom="0cm" style:writing-mode="lr-tb"/>
    </style:style>
    <style:style style:name="T91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84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92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85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93" style:family="paragraph" style:parent-style-name="Normal">
      <style:paragraph-properties fo:text-align="left" fo:line-height="110%" fo:margin-top="0cm" fo:margin-bottom="0cm" style:writing-mode="lr-tb"/>
    </style:style>
    <style:style style:name="T93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86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94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87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95" style:family="paragraph" style:parent-style-name="Normal">
      <style:paragraph-properties fo:text-align="left" fo:line-height="110%" fo:margin-top="0cm" fo:margin-bottom="0cm" style:writing-mode="lr-tb"/>
    </style:style>
    <style:style style:name="T95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88" style:family="table-cell">
      <style:table-cell-properties style:vertical-align="top" fo:padding-bottom="0.102cm" fo:border-bottom="#000000 0.026cm solid" fo:padding-left="0.102cm" fo:border-left="#000000 0.026cm solid" fo:padding-right="0.102cm" fo:border-right="#000000 0.026cm solid" fo:wrap-option="wrap"/>
    </style:style>
    <style:style style:name="P96" style:family="paragraph" style:parent-style-name="Normal">
      <style:paragraph-properties fo:text-align="left" fo:line-height="110%" fo:margin-top="0cm" fo:margin-bottom="0cm" style:writing-mode="lr-tb"/>
    </style:style>
    <style:style style:name="T96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Row13" style:family="table-row"/>
    <style:style style:name="Cell89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97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90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98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91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99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92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00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93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01" style:family="paragraph" style:parent-style-name="Normal">
      <style:paragraph-properties fo:text-align="left" fo:line-height="110%" fo:margin-top="0cm" fo:margin-bottom="0cm" style:writing-mode="lr-tb"/>
    </style:style>
    <style:style style:name="T101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94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02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95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03" style:family="paragraph" style:parent-style-name="Normal">
      <style:paragraph-properties fo:text-align="left" fo:line-height="110%" fo:margin-top="0cm" fo:margin-bottom="0cm" style:writing-mode="lr-tb"/>
    </style:style>
    <style:style style:name="T103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96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04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97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05" style:family="paragraph" style:parent-style-name="Normal">
      <style:paragraph-properties fo:text-align="left" fo:line-height="110%" fo:margin-top="0cm" fo:margin-bottom="0cm" style:writing-mode="lr-tb"/>
    </style:style>
    <style:style style:name="T105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98" style:family="table-cell">
      <style:table-cell-properties style:vertical-align="top" fo:padding-bottom="0.102cm" fo:border-bottom="#000000 0.026cm solid" fo:padding-left="0.102cm" fo:border-left="#000000 0.026cm solid" fo:padding-right="0.102cm" fo:border-right="#000000 0.026cm solid" fo:wrap-option="wrap"/>
    </style:style>
    <style:style style:name="P106" style:family="paragraph" style:parent-style-name="Normal">
      <style:paragraph-properties fo:text-align="left" fo:line-height="110%" fo:margin-top="0cm" fo:margin-bottom="0cm" style:writing-mode="lr-tb"/>
    </style:style>
    <style:style style:name="T106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Row14" style:family="table-row"/>
    <style:style style:name="Cell99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07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00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08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01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09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02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10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03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11" style:family="paragraph" style:parent-style-name="Normal">
      <style:paragraph-properties fo:text-align="left" fo:line-height="110%" fo:margin-top="0cm" fo:margin-bottom="0cm" style:writing-mode="lr-tb"/>
    </style:style>
    <style:style style:name="T111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104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12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05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13" style:family="paragraph" style:parent-style-name="Normal">
      <style:paragraph-properties fo:text-align="left" fo:line-height="110%" fo:margin-top="0cm" fo:margin-bottom="0cm" style:writing-mode="lr-tb"/>
    </style:style>
    <style:style style:name="T113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106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14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07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15" style:family="paragraph" style:parent-style-name="Normal">
      <style:paragraph-properties fo:text-align="left" fo:line-height="110%" fo:margin-top="0cm" fo:margin-bottom="0cm" style:writing-mode="lr-tb"/>
    </style:style>
    <style:style style:name="T115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108" style:family="table-cell">
      <style:table-cell-properties style:vertical-align="top" fo:padding-bottom="0.102cm" fo:border-bottom="#000000 0.026cm solid" fo:padding-left="0.102cm" fo:border-left="#000000 0.026cm solid" fo:padding-right="0.102cm" fo:border-right="#000000 0.026cm solid" fo:wrap-option="wrap"/>
    </style:style>
    <style:style style:name="P116" style:family="paragraph" style:parent-style-name="Normal">
      <style:paragraph-properties fo:text-align="left" fo:line-height="110%" fo:margin-top="0cm" fo:margin-bottom="0cm" style:writing-mode="lr-tb"/>
    </style:style>
    <style:style style:name="T116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Row15" style:family="table-row"/>
    <style:style style:name="Cell109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17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10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18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11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19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12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20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13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21" style:family="paragraph" style:parent-style-name="Normal">
      <style:paragraph-properties fo:text-align="left" fo:line-height="110%" fo:margin-top="0cm" fo:margin-bottom="0cm" style:writing-mode="lr-tb"/>
    </style:style>
    <style:style style:name="T121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114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22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15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23" style:family="paragraph" style:parent-style-name="Normal">
      <style:paragraph-properties fo:text-align="left" fo:line-height="110%" fo:margin-top="0cm" fo:margin-bottom="0cm" style:writing-mode="lr-tb"/>
    </style:style>
    <style:style style:name="T123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116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24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17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25" style:family="paragraph" style:parent-style-name="Normal">
      <style:paragraph-properties fo:text-align="left" fo:line-height="110%" fo:margin-top="0cm" fo:margin-bottom="0cm" style:writing-mode="lr-tb"/>
    </style:style>
    <style:style style:name="T125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118" style:family="table-cell">
      <style:table-cell-properties style:vertical-align="top" fo:padding-bottom="0.102cm" fo:border-bottom="#000000 0.026cm solid" fo:padding-left="0.102cm" fo:border-left="#000000 0.026cm solid" fo:padding-right="0.102cm" fo:border-right="#000000 0.026cm solid" fo:wrap-option="wrap"/>
    </style:style>
    <style:style style:name="P126" style:family="paragraph" style:parent-style-name="Normal">
      <style:paragraph-properties fo:text-align="left" fo:line-height="110%" fo:margin-top="0cm" fo:margin-bottom="0cm" style:writing-mode="lr-tb"/>
    </style:style>
    <style:style style:name="T126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Row16" style:family="table-row"/>
    <style:style style:name="Cell119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27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20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28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21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29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22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30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23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31" style:family="paragraph" style:parent-style-name="Normal">
      <style:paragraph-properties fo:text-align="left" fo:line-height="110%" fo:margin-top="0cm" fo:margin-bottom="0cm" style:writing-mode="lr-tb"/>
    </style:style>
    <style:style style:name="T131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124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32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25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33" style:family="paragraph" style:parent-style-name="Normal">
      <style:paragraph-properties fo:text-align="left" fo:line-height="110%" fo:margin-top="0cm" fo:margin-bottom="0cm" style:writing-mode="lr-tb"/>
    </style:style>
    <style:style style:name="T133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126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34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Cell127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35" style:family="paragraph" style:parent-style-name="Normal">
      <style:paragraph-properties fo:text-align="left" fo:line-height="110%" fo:margin-top="0cm" fo:margin-bottom="0cm" style:writing-mode="lr-tb"/>
    </style:style>
    <style:style style:name="T135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128" style:family="table-cell">
      <style:table-cell-properties style:vertical-align="top" fo:padding-bottom="0.102cm" fo:border-bottom="#000000 0.026cm solid" fo:padding-left="0.102cm" fo:border-left="#000000 0.026cm solid" fo:padding-right="0.102cm" fo:border-right="#000000 0.026cm solid" fo:wrap-option="wrap"/>
    </style:style>
    <style:style style:name="P136" style:family="paragraph" style:parent-style-name="Normal">
      <style:paragraph-properties fo:text-align="left" fo:line-height="110%" fo:margin-top="0cm" fo:margin-bottom="0cm" style:writing-mode="lr-tb"/>
    </style:style>
    <style:style style:name="T136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Row17" style:family="table-row"/>
    <style:style style:name="Cell129" style:family="table-cell">
      <style:table-cell-properties fo:background-color="#d4ea6b" style:vertical-align="top" fo:padding-bottom="0.102cm" fo:border-bottom="#000000 0.026cm solid" fo:padding-left="0.102cm" fo:border-left="#000000 0.026cm solid" fo:wrap-option="wrap"/>
    </style:style>
    <style:style style:name="P137" style:family="paragraph" style:parent-style-name="Normal">
      <style:paragraph-properties fo:text-align="center" fo:line-height="110%" fo:margin-top="0cm" fo:margin-bottom="0cm" style:writing-mode="lr-tb"/>
    </style:style>
    <style:style style:name="T137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130" style:family="table-cell">
      <style:table-cell-properties fo:background-color="#d4ea6b" style:vertical-align="top" fo:padding-bottom="0.102cm" fo:border-bottom="#000000 0.026cm solid" fo:padding-left="0.102cm" fo:border-left="#000000 0.026cm solid" fo:wrap-option="wrap"/>
    </style:style>
    <style:style style:name="P138" style:family="paragraph" style:parent-style-name="Normal">
      <style:paragraph-properties fo:text-align="center" fo:line-height="110%" fo:margin-top="0cm" fo:margin-bottom="0cm" style:writing-mode="lr-tb"/>
    </style:style>
    <style:style style:name="T138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131" style:family="table-cell">
      <style:table-cell-properties fo:background-color="#d4ea6b" style:vertical-align="top" fo:padding-bottom="0.102cm" fo:border-bottom="#000000 0.026cm solid" fo:padding-left="0.102cm" fo:border-left="#000000 0.026cm solid" fo:wrap-option="wrap"/>
    </style:style>
    <style:style style:name="P139" style:family="paragraph" style:parent-style-name="Normal">
      <style:paragraph-properties fo:text-align="center" fo:line-height="110%" fo:margin-top="0cm" fo:margin-bottom="0cm" style:writing-mode="lr-tb"/>
    </style:style>
    <style:style style:name="T139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132" style:family="table-cell">
      <style:table-cell-properties fo:background-color="#d4ea6b" style:vertical-align="top" fo:padding-bottom="0.102cm" fo:border-bottom="#000000 0.026cm solid" fo:padding-left="0.102cm" fo:border-left="#000000 0.026cm solid" fo:wrap-option="wrap"/>
    </style:style>
    <style:style style:name="P140" style:family="paragraph" style:parent-style-name="Normal">
      <style:paragraph-properties fo:text-align="center" fo:line-height="110%" fo:margin-top="0cm" fo:margin-bottom="0cm" style:writing-mode="lr-tb"/>
    </style:style>
    <style:style style:name="T140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133" style:family="table-cell">
      <style:table-cell-properties fo:background-color="#d4ea6b" style:vertical-align="top" fo:padding-bottom="0.102cm" fo:border-bottom="#000000 0.026cm solid" fo:padding-left="0.102cm" fo:border-left="#000000 0.026cm solid" fo:padding-right="0.102cm" fo:border-right="#000000 0.026cm solid" fo:wrap-option="wrap"/>
    </style:style>
    <style:style style:name="P141" style:family="paragraph" style:parent-style-name="Normal">
      <style:paragraph-properties fo:text-align="center" fo:line-height="110%" fo:margin-top="0cm" fo:margin-bottom="0cm" style:writing-mode="lr-tb"/>
    </style:style>
    <style:style style:name="T141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Row18" style:family="table-row"/>
    <style:style style:name="Cell134" style:family="table-cell">
      <style:table-cell-properties style:vertical-align="middle" fo:padding-bottom="0.102cm" fo:border-bottom="#000000 0.026cm solid" fo:padding-left="0.102cm" fo:border-left="#000000 0.026cm solid" fo:wrap-option="wrap"/>
    </style:style>
    <style:style style:name="P142" style:family="paragraph" style:parent-style-name="Normal">
      <style:paragraph-properties fo:text-align="center" fo:line-height="110%" fo:margin-top="0cm" fo:margin-bottom="0cm" style:writing-mode="lr-tb"/>
    </style:style>
    <style:style style:name="T142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135" style:family="table-cell">
      <style:table-cell-properties style:vertical-align="middle" fo:padding-bottom="0.102cm" fo:border-bottom="#000000 0.026cm solid" fo:padding-left="0.102cm" fo:border-left="#000000 0.026cm solid" fo:wrap-option="wrap"/>
    </style:style>
    <style:style style:name="P143" style:family="paragraph" style:parent-style-name="Normal">
      <style:paragraph-properties fo:text-align="center" fo:line-height="110%" fo:margin-top="0cm" fo:margin-bottom="0cm" style:writing-mode="lr-tb"/>
    </style:style>
    <style:style style:name="T143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136" style:family="table-cell">
      <style:table-cell-properties style:vertical-align="middle" fo:padding-bottom="0.102cm" fo:border-bottom="#000000 0.026cm solid" fo:padding-left="0.102cm" fo:border-left="#000000 0.026cm solid" fo:wrap-option="wrap"/>
    </style:style>
    <style:style style:name="P144" style:family="paragraph" style:parent-style-name="Normal">
      <style:paragraph-properties fo:text-align="center" fo:line-height="110%" fo:margin-top="0cm" fo:margin-bottom="0cm" style:writing-mode="lr-tb"/>
    </style:style>
    <style:style style:name="T144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137" style:family="table-cell">
      <style:table-cell-properties style:vertical-align="middle" fo:padding-bottom="0.102cm" fo:border-bottom="#000000 0.026cm solid" fo:padding-left="0.102cm" fo:border-left="#000000 0.026cm solid" fo:wrap-option="wrap"/>
    </style:style>
    <style:style style:name="P145" style:family="paragraph" style:parent-style-name="Normal">
      <style:paragraph-properties fo:text-align="center" fo:line-height="110%" fo:margin-top="0cm" fo:margin-bottom="0cm" style:writing-mode="lr-tb"/>
    </style:style>
    <style:style style:name="T145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138" style:family="table-cell">
      <style:table-cell-properties style:vertical-align="middle" fo:padding-bottom="0.102cm" fo:border-bottom="#000000 0.026cm solid" fo:padding-left="0.102cm" fo:border-left="#000000 0.026cm solid" fo:padding-right="0.102cm" fo:border-right="#000000 0.026cm solid" fo:wrap-option="wrap"/>
    </style:style>
    <style:style style:name="P146" style:family="paragraph" style:parent-style-name="Normal">
      <style:paragraph-properties fo:text-align="center" fo:line-height="110%" fo:margin-top="0cm" fo:margin-bottom="0cm" style:writing-mode="lr-tb"/>
    </style:style>
    <style:style style:name="T146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Row19" style:family="table-row"/>
    <style:style style:name="Cell139" style:family="table-cell">
      <style:table-cell-properties style:vertical-align="middle" fo:padding-bottom="0.102cm" fo:border-bottom="#000000 0.026cm solid" fo:padding-left="0.102cm" fo:border-left="#000000 0.026cm solid" fo:wrap-option="wrap"/>
    </style:style>
    <style:style style:name="P147" style:family="paragraph" style:parent-style-name="Normal">
      <style:paragraph-properties fo:text-align="center" fo:line-height="110%" fo:margin-top="0cm" fo:margin-bottom="0cm" style:writing-mode="lr-tb"/>
    </style:style>
    <style:style style:name="T147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140" style:family="table-cell">
      <style:table-cell-properties style:vertical-align="middle" fo:padding-bottom="0.102cm" fo:border-bottom="#000000 0.026cm solid" fo:padding-left="0.102cm" fo:border-left="#000000 0.026cm solid" fo:wrap-option="wrap"/>
    </style:style>
    <style:style style:name="P148" style:family="paragraph" style:parent-style-name="Normal">
      <style:paragraph-properties fo:text-align="center" fo:line-height="110%" fo:margin-top="0cm" fo:margin-bottom="0cm" style:writing-mode="lr-tb"/>
    </style:style>
    <style:style style:name="T148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141" style:family="table-cell">
      <style:table-cell-properties style:vertical-align="middle" fo:padding-bottom="0.102cm" fo:border-bottom="#000000 0.026cm solid" fo:padding-left="0.102cm" fo:border-left="#000000 0.026cm solid" fo:padding-right="0.102cm" fo:border-right="#000000 0.026cm solid" fo:wrap-option="wrap"/>
    </style:style>
    <style:style style:name="P149" style:family="paragraph" style:parent-style-name="Normal">
      <style:paragraph-properties fo:text-align="center" fo:line-height="110%" fo:margin-top="0cm" fo:margin-bottom="0cm" style:writing-mode="lr-tb"/>
    </style:style>
    <style:style style:name="T149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Row20" style:family="table-row"/>
    <style:style style:name="Cell142" style:family="table-cell">
      <style:table-cell-properties style:vertical-align="middle" fo:padding-bottom="0.102cm" fo:border-bottom="#000000 0.026cm solid" fo:padding-left="0.102cm" fo:border-left="#000000 0.026cm solid" fo:wrap-option="wrap"/>
    </style:style>
    <style:style style:name="P150" style:family="paragraph" style:parent-style-name="Normal">
      <style:paragraph-properties fo:text-align="center" fo:line-height="110%" fo:margin-top="0cm" fo:margin-bottom="0cm" style:writing-mode="lr-tb"/>
    </style:style>
    <style:style style:name="T150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143" style:family="table-cell">
      <style:table-cell-properties style:vertical-align="middle" fo:padding-bottom="0.102cm" fo:border-bottom="#000000 0.026cm solid" fo:padding-left="0.102cm" fo:border-left="#000000 0.026cm solid" fo:wrap-option="wrap"/>
    </style:style>
    <style:style style:name="P151" style:family="paragraph" style:parent-style-name="Normal">
      <style:paragraph-properties fo:text-align="center" fo:line-height="110%" fo:margin-top="0cm" fo:margin-bottom="0cm" style:writing-mode="lr-tb"/>
    </style:style>
    <style:style style:name="T151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Cell144" style:family="table-cell">
      <style:table-cell-properties style:vertical-align="middle" fo:padding-bottom="0.102cm" fo:border-bottom="#000000 0.026cm solid" fo:padding-left="0.102cm" fo:border-left="#000000 0.026cm solid" fo:padding-right="0.102cm" fo:border-right="#000000 0.026cm solid" fo:wrap-option="wrap"/>
    </style:style>
    <style:style style:name="P152" style:family="paragraph" style:parent-style-name="Normal">
      <style:paragraph-properties fo:text-align="center" fo:line-height="110%" fo:margin-top="0cm" fo:margin-bottom="0cm" style:writing-mode="lr-tb"/>
    </style:style>
    <style:style style:name="T152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Row21" style:family="table-row"/>
    <style:style style:name="Cell145" style:family="table-cell">
      <style:table-cell-properties style:vertical-align="top" fo:padding-bottom="0.102cm" fo:border-bottom="#000000 0.026cm solid" fo:padding-left="0.102cm" fo:border-left="#000000 0.026cm solid" fo:wrap-option="wrap"/>
    </style:style>
    <style:style style:name="P153" style:family="paragraph" style:parent-style-name="Normal">
      <style:paragraph-properties fo:text-align="left" fo:line-height="110%" fo:margin-top="0cm" fo:margin-bottom="0cm" style:writing-mode="lr-tb"/>
    </style:style>
    <style:style style:name="T153_1" style:family="text">
      <style:text-properties fo:color="#000000" style:font-name="Liberation Serif Regular" fo:font-size="12pt" style:font-name-asian="Liberation Serif Regular" style:font-size-asian="12pt" style:font-name-complex="Liberation Serif Regular" fo:font-weight="bold" style:font-weight-asian="bold"/>
    </style:style>
    <style:style style:name="Cell146" style:family="table-cell">
      <style:table-cell-properties style:vertical-align="middle" fo:padding-bottom="0.102cm" fo:border-bottom="#000000 0.026cm solid" fo:padding-left="0.102cm" fo:border-left="#000000 0.026cm solid" fo:wrap-option="wrap"/>
    </style:style>
    <style:style style:name="P154" style:family="paragraph" style:parent-style-name="Normal">
      <style:paragraph-properties fo:text-align="center" fo:line-height="110%" fo:margin-top="0cm" fo:margin-bottom="0cm" style:writing-mode="lr-tb"/>
    </style:style>
    <style:style style:name="T154_1" style:family="text">
      <style:text-properties fo:color="#000000" style:font-name="Liberation Serif Regular" fo:font-size="14pt" style:font-name-asian="Liberation Serif Regular" style:font-size-asian="14pt" style:font-name-complex="Liberation Serif Regular" fo:font-weight="bold" style:font-weight-asian="bold"/>
    </style:style>
    <style:style style:name="Cell147" style:family="table-cell">
      <style:table-cell-properties style:vertical-align="middle" fo:padding-top="0.102cm" fo:border-top="#000000 0.026cm solid" fo:padding-left="0.102cm" fo:border-left="#000000 0.026cm solid" fo:padding-right="0.102cm" fo:border-right="#000000 0.026cm solid" fo:wrap-option="wrap"/>
    </style:style>
    <style:style style:name="P155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Row22" style:family="table-row"/>
    <style:style style:name="Cell148" style:family="table-cell">
      <style:table-cell-properties style:vertical-align="middle" fo:padding-left="0.102cm" fo:border-left="#000000 0.026cm solid" fo:padding-right="0.102cm" fo:border-right="#000000 0.026cm solid" fo:wrap-option="wrap"/>
    </style:style>
    <style:style style:name="P156" style:family="paragraph" style:parent-style-name="Normal">
      <style:paragraph-properties fo:text-align="center" fo:line-height="110%" fo:margin-top="0cm" fo:margin-bottom="0cm" style:writing-mode="lr-tb"/>
    </style:style>
    <style:style style:name="T156_1" style:family="text">
      <style:text-properties fo:color="#000000" style:font-name="Liberation Serif Regular" fo:font-size="12pt" style:font-name-asian="Liberation Serif Regular" style:font-size-asian="12pt" style:font-name-complex="Liberation Serif Regular"/>
    </style:style>
    <style:style style:name="Row23" style:family="table-row"/>
    <style:style style:name="Cell149" style:family="table-cell">
      <style:table-cell-properties style:vertical-align="middle" fo:padding-bottom="0.102cm" fo:border-bottom="#000000 0.026cm solid" fo:padding-left="0.102cm" fo:border-left="#000000 0.026cm solid" fo:padding-right="0.102cm" fo:border-right="#000000 0.026cm solid" fo:wrap-option="wrap"/>
    </style:style>
    <style:style style:name="P157" style:family="paragraph" style:parent-style-name="Normal">
      <style:paragraph-properties fo:text-align="left" fo:line-height="110%" fo:margin-top="0cm" fo:margin-bottom="0cm" style:writing-mode="lr-tb"/>
      <style:text-properties fo:color="#000000" style:font-name="Roboto Regular" fo:font-size="12pt" style:font-name-asian="Roboto Regular" style:font-size-asian="12pt" style:font-name-complex="Roboto Regular"/>
    </style:style>
    <style:style style:name="P158" style:family="paragraph" style:parent-style-name="Normal">
      <style:paragraph-properties fo:line-height="100%" fo:margin-top="0.423cm" fo:margin-bottom="0cm" style:writing-mode="lr-tb"/>
    </style:style>
    <style:style style:name="P159" style:family="paragraph" style:parent-style-name="Normal"/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"/>
          </table:table-cell>
          <table:table-cell table:style-name="Cell2">
            <text:p text:style-name="P3"><text:span text:style-name="T3_1">Factura</text:span></text:p>
          </table:table-cell>
          <table:table-cell table:style-name="Cell3">
            <text:p text:style-name="P4"/>
          </table:table-cell>
          <table:table-cell table:style-name="Cell4">
            <text:p text:style-name="P5"/>
          </table:table-cell>
        </table:table-row>
        <table:table-row table:style-name="Row2">
          <table:table-cell table:style-name="Cell5">
            <text:p text:style-name="P6"/>
          </table:table-cell>
          <table:table-cell table:style-name="Cell6">
            <text:p text:style-name="P7"/>
          </table:table-cell>
          <table:table-cell table:style-name="Cell7">
            <text:p text:style-name="P8"/>
          </table:table-cell>
          <table:table-cell table:style-name="Cell8">
            <text:p text:style-name="P9"><text:span text:style-name="T9_1">Nom<text:s/>empresa</text:span></text:p>
            <text:p text:style-name="P10"><text:span text:style-name="T10_1">Adreça</text:span></text:p>
            <text:p text:style-name="P11"><text:span text:style-name="T11_1">Ciutat</text:span></text:p>
          </table:table-cell>
        </table:table-row>
        <table:table-row table:style-name="Row3">
          <table:table-cell table:style-name="Cell9">
            <text:p text:style-name="P12"><text:span text:style-name="T12_1">Numero</text:span></text:p>
            <text:p text:style-name="P13"><text:span text:style-name="T13_1">Data</text:span></text:p>
          </table:table-cell>
          <table:table-cell table:style-name="Cell10">
            <text:p text:style-name="P14"/>
          </table:table-cell>
          <table:table-cell table:style-name="Cell11">
            <text:p text:style-name="P15"><text:span text:style-name="T15_1">Nif</text:span></text:p>
          </table:table-cell>
          <table:table-cell table:style-name="Cell12">
            <text:p text:style-name="P16"/>
          </table:table-cell>
        </table:table-row>
        <table:table-row table:style-name="Row4">
          <table:table-cell table:style-name="Cell13">
            <text:p text:style-name="P17"/>
          </table:table-cell>
          <table:table-cell table:style-name="Cell14">
            <text:p text:style-name="P18"/>
          </table:table-cell>
          <table:table-cell table:style-name="Cell15">
            <text:p text:style-name="P19"/>
          </table:table-cell>
          <table:table-cell table:style-name="Cell16">
            <text:p text:style-name="P20"/>
          </table:table-cell>
        </table:table-row>
        <table:table-row table:style-name="Row5">
          <table:table-cell table:style-name="Cell17" table:number-columns-spanned="2">
            <text:p text:style-name="P21"><text:span text:style-name="T21_1">Client:</text:span></text:p>
            <text:p text:style-name="P22"><text:span text:style-name="T22_1">Domici</text:span></text:p>
            <text:p text:style-name="P23"><text:span text:style-name="T23_1">Ciutat</text:span></text:p>
            <text:p text:style-name="P24"><text:span text:style-name="T24_1">Nif</text:span></text:p>
          </table:table-cell>
          <table:table-cell table:style-name="Cell18" table:number-columns-spanned="2">
            <text:p text:style-name="P25"><text:span text:style-name="T25_1">Comentaris</text:span></text:p>
          </table:table-cell>
        </table:table-row>
      </table:table>
      <text:p text:style-name="P26"/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column table:style-name="Column11"/>
        <table:table-column table:style-name="Column12"/>
        <table:table-column table:style-name="Column13"/>
        <table:table-column table:style-name="Column14"/>
        <table:table-row table:style-name="Row6">
          <table:table-cell table:style-name="Cell19">
            <text:p text:style-name="P27"><text:span text:style-name="T27_1">Codi</text:span></text:p>
          </table:table-cell>
          <table:table-cell table:style-name="Cell20">
            <text:p text:style-name="P28"><text:span text:style-name="T28_1">Article</text:span></text:p>
          </table:table-cell>
          <table:table-cell table:style-name="Cell21">
            <text:p text:style-name="P29"><text:span text:style-name="T29_1">Unitat</text:span></text:p>
          </table:table-cell>
          <table:table-cell table:style-name="Cell22">
            <text:p text:style-name="P30"><text:span text:style-name="T30_1">Preu<text:s/>unitari</text:span></text:p>
          </table:table-cell>
          <table:table-cell table:style-name="Cell23">
            <text:p text:style-name="P31"><text:span text:style-name="T31_1">Subtotal<text:s/>[1]</text:span></text:p>
          </table:table-cell>
          <table:table-cell table:style-name="Cell24">
            <text:p text:style-name="P32"><text:span text:style-name="T32_1">%<text:s/>Descompte</text:span></text:p>
          </table:table-cell>
          <table:table-cell table:style-name="Cell25">
            <text:p text:style-name="P33"><text:span text:style-name="T33_1">Total<text:s/>descompte<text:s/>[2]</text:span></text:p>
          </table:table-cell>
          <table:table-cell table:style-name="Cell26">
            <text:p text:style-name="P34"><text:span text:style-name="T34_1">%<text:s/>IVA</text:span></text:p>
          </table:table-cell>
          <table:table-cell table:style-name="Cell27">
            <text:p text:style-name="P35"><text:span text:style-name="T35_1">Total<text:s/>IVA<text:s/>[3]</text:span></text:p>
          </table:table-cell>
          <table:table-cell table:style-name="Cell28">
            <text:p text:style-name="P36"><text:span text:style-name="T36_1">Total<text:s/>amb<text:s/>IVA<text:s/>[4]</text:span></text:p>
          </table:table-cell>
        </table:table-row>
        <table:table-row table:style-name="Row7">
          <table:table-cell table:style-name="Cell29">
            <text:p text:style-name="P37"><text:span text:style-name="T37_1">123935</text:span></text:p>
          </table:table-cell>
          <table:table-cell table:style-name="Cell30">
            <text:p text:style-name="P38"><text:span text:style-name="T38_1">Abric<text:s/>talla<text:s/>S</text:span></text:p>
          </table:table-cell>
          <table:table-cell table:style-name="Cell31">
            <text:p text:style-name="P39"><text:span text:style-name="T39_1">2</text:span></text:p>
          </table:table-cell>
          <table:table-cell table:style-name="Cell32">
            <text:p text:style-name="P40"><text:span text:style-name="T40_1">14,99€</text:span></text:p>
          </table:table-cell>
          <table:table-cell table:style-name="Cell33">
            <text:p text:style-name="P41"><text:span text:style-name="T41_1">29,98€</text:span></text:p>
          </table:table-cell>
          <table:table-cell table:style-name="Cell34">
            <text:p text:style-name="P42"><text:span text:style-name="T42_1">5,00%</text:span></text:p>
          </table:table-cell>
          <table:table-cell table:style-name="Cell35">
            <text:p text:style-name="P43"><text:span text:style-name="T43_1">1,50€</text:span></text:p>
          </table:table-cell>
          <table:table-cell table:style-name="Cell36">
            <text:p text:style-name="P44"><text:span text:style-name="T44_1">21,00%</text:span></text:p>
          </table:table-cell>
          <table:table-cell table:style-name="Cell37">
            <text:p text:style-name="P45"><text:span text:style-name="T45_1">5,98€</text:span></text:p>
          </table:table-cell>
          <table:table-cell table:style-name="Cell38">
            <text:p text:style-name="P46"><text:span text:style-name="T46_1">34,46€</text:span></text:p>
          </table:table-cell>
        </table:table-row>
        <table:table-row table:style-name="Row8">
          <table:table-cell table:style-name="Cell39">
            <text:p text:style-name="P47"><text:span text:style-name="T47_1">123936</text:span></text:p>
          </table:table-cell>
          <table:table-cell table:style-name="Cell40">
            <text:p text:style-name="P48"><text:span text:style-name="T48_1">Sabates<text:s/>talla<text:s/>36</text:span></text:p>
          </table:table-cell>
          <table:table-cell table:style-name="Cell41">
            <text:p text:style-name="P49"><text:span text:style-name="T49_1">1</text:span></text:p>
          </table:table-cell>
          <table:table-cell table:style-name="Cell42">
            <text:p text:style-name="P50"><text:span text:style-name="T50_1">29,15€</text:span></text:p>
          </table:table-cell>
          <table:table-cell table:style-name="Cell43">
            <text:p text:style-name="P51"><text:span text:style-name="T51_1">29,15€</text:span></text:p>
          </table:table-cell>
          <table:table-cell table:style-name="Cell44">
            <text:p text:style-name="P52"><text:span text:style-name="T52_1">3,00%</text:span></text:p>
          </table:table-cell>
          <table:table-cell table:style-name="Cell45">
            <text:p text:style-name="P53"><text:span text:style-name="T53_1">0,87€</text:span></text:p>
          </table:table-cell>
          <table:table-cell table:style-name="Cell46">
            <text:p text:style-name="P54"><text:span text:style-name="T54_1">21,00%</text:span></text:p>
          </table:table-cell>
          <table:table-cell table:style-name="Cell47">
            <text:p text:style-name="P55"><text:span text:style-name="T55_1">5,94€</text:span></text:p>
          </table:table-cell>
          <table:table-cell table:style-name="Cell48">
            <text:p text:style-name="P56"><text:span text:style-name="T56_1">34,21€</text:span></text:p>
          </table:table-cell>
        </table:table-row>
        <table:table-row table:style-name="Row9">
          <table:table-cell table:style-name="Cell49">
            <text:p text:style-name="P57"><text:span text:style-name="T57_1">123937</text:span></text:p>
          </table:table-cell>
          <table:table-cell table:style-name="Cell50">
            <text:p text:style-name="P58"><text:span text:style-name="T58_1">Libre<text:s/>de<text:s/>text</text:span></text:p>
          </table:table-cell>
          <table:table-cell table:style-name="Cell51">
            <text:p text:style-name="P59"><text:span text:style-name="T59_1">3</text:span></text:p>
          </table:table-cell>
          <table:table-cell table:style-name="Cell52">
            <text:p text:style-name="P60"><text:span text:style-name="T60_1">25,66€</text:span></text:p>
          </table:table-cell>
          <table:table-cell table:style-name="Cell53">
            <text:p text:style-name="P61"><text:span text:style-name="T61_1">76,98€</text:span></text:p>
          </table:table-cell>
          <table:table-cell table:style-name="Cell54">
            <text:p text:style-name="P62"><text:span text:style-name="T62_1">10,00%</text:span></text:p>
          </table:table-cell>
          <table:table-cell table:style-name="Cell55">
            <text:p text:style-name="P63"><text:span text:style-name="T63_1">7,70€</text:span></text:p>
          </table:table-cell>
          <table:table-cell table:style-name="Cell56">
            <text:p text:style-name="P64"><text:span text:style-name="T64_1">10,00%</text:span></text:p>
          </table:table-cell>
          <table:table-cell table:style-name="Cell57">
            <text:p text:style-name="P65"><text:span text:style-name="T65_1">6,93€</text:span></text:p>
          </table:table-cell>
          <table:table-cell table:style-name="Cell58">
            <text:p text:style-name="P66"><text:span text:style-name="T66_1">76,21€</text:span></text:p>
          </table:table-cell>
        </table:table-row>
        <table:table-row table:style-name="Row10">
          <table:table-cell table:style-name="Cell59">
            <text:p text:style-name="P67"><text:span text:style-name="T67_1">123938</text:span></text:p>
          </table:table-cell>
          <table:table-cell table:style-name="Cell60">
            <text:p text:style-name="P68"><text:span text:style-name="T68_1">Patates</text:span></text:p>
          </table:table-cell>
          <table:table-cell table:style-name="Cell61">
            <text:p text:style-name="P69"><text:span text:style-name="T69_1">5</text:span></text:p>
          </table:table-cell>
          <table:table-cell table:style-name="Cell62">
            <text:p text:style-name="P70"><text:span text:style-name="T70_1">0,85€</text:span></text:p>
          </table:table-cell>
          <table:table-cell table:style-name="Cell63">
            <text:p text:style-name="P71"><text:span text:style-name="T71_1">4,25€</text:span></text:p>
          </table:table-cell>
          <table:table-cell table:style-name="Cell64">
            <text:p text:style-name="P72"/>
          </table:table-cell>
          <table:table-cell table:style-name="Cell65">
            <text:p text:style-name="P73"><text:span text:style-name="T73_1">0,00€</text:span></text:p>
          </table:table-cell>
          <table:table-cell table:style-name="Cell66">
            <text:p text:style-name="P74"><text:span text:style-name="T74_1">4,00%</text:span></text:p>
          </table:table-cell>
          <table:table-cell table:style-name="Cell67">
            <text:p text:style-name="P75"><text:span text:style-name="T75_1">0,17€</text:span></text:p>
          </table:table-cell>
          <table:table-cell table:style-name="Cell68">
            <text:p text:style-name="P76"><text:span text:style-name="T76_1">4,42€</text:span></text:p>
          </table:table-cell>
        </table:table-row>
        <table:table-row table:style-name="Row11">
          <table:table-cell table:style-name="Cell69">
            <text:p text:style-name="P77"/>
          </table:table-cell>
          <table:table-cell table:style-name="Cell70">
            <text:p text:style-name="P78"/>
          </table:table-cell>
          <table:table-cell table:style-name="Cell71">
            <text:p text:style-name="P79"/>
          </table:table-cell>
          <table:table-cell table:style-name="Cell72">
            <text:p text:style-name="P80"/>
          </table:table-cell>
          <table:table-cell table:style-name="Cell73">
            <text:p text:style-name="P81"><text:span text:style-name="T81_1">0</text:span></text:p>
          </table:table-cell>
          <table:table-cell table:style-name="Cell74">
            <text:p text:style-name="P82"/>
          </table:table-cell>
          <table:table-cell table:style-name="Cell75">
            <text:p text:style-name="P83"><text:span text:style-name="T83_1">0,00€</text:span></text:p>
          </table:table-cell>
          <table:table-cell table:style-name="Cell76">
            <text:p text:style-name="P84"/>
          </table:table-cell>
          <table:table-cell table:style-name="Cell77">
            <text:p text:style-name="P85"><text:span text:style-name="T85_1">0,00€</text:span></text:p>
          </table:table-cell>
          <table:table-cell table:style-name="Cell78">
            <text:p text:style-name="P86"><text:span text:style-name="T86_1">0,00€</text:span></text:p>
          </table:table-cell>
        </table:table-row>
        <table:table-row table:style-name="Row12">
          <table:table-cell table:style-name="Cell79">
            <text:p text:style-name="P87"/>
          </table:table-cell>
          <table:table-cell table:style-name="Cell80">
            <text:p text:style-name="P88"/>
          </table:table-cell>
          <table:table-cell table:style-name="Cell81">
            <text:p text:style-name="P89"/>
          </table:table-cell>
          <table:table-cell table:style-name="Cell82">
            <text:p text:style-name="P90"/>
          </table:table-cell>
          <table:table-cell table:style-name="Cell83">
            <text:p text:style-name="P91"><text:span text:style-name="T91_1">0</text:span></text:p>
          </table:table-cell>
          <table:table-cell table:style-name="Cell84">
            <text:p text:style-name="P92"/>
          </table:table-cell>
          <table:table-cell table:style-name="Cell85">
            <text:p text:style-name="P93"><text:span text:style-name="T93_1">0,00€</text:span></text:p>
          </table:table-cell>
          <table:table-cell table:style-name="Cell86">
            <text:p text:style-name="P94"/>
          </table:table-cell>
          <table:table-cell table:style-name="Cell87">
            <text:p text:style-name="P95"><text:span text:style-name="T95_1">0,00€</text:span></text:p>
          </table:table-cell>
          <table:table-cell table:style-name="Cell88">
            <text:p text:style-name="P96"><text:span text:style-name="T96_1">0,00€</text:span></text:p>
          </table:table-cell>
        </table:table-row>
        <table:table-row table:style-name="Row13">
          <table:table-cell table:style-name="Cell89">
            <text:p text:style-name="P97"/>
          </table:table-cell>
          <table:table-cell table:style-name="Cell90">
            <text:p text:style-name="P98"/>
          </table:table-cell>
          <table:table-cell table:style-name="Cell91">
            <text:p text:style-name="P99"/>
          </table:table-cell>
          <table:table-cell table:style-name="Cell92">
            <text:p text:style-name="P100"/>
          </table:table-cell>
          <table:table-cell table:style-name="Cell93">
            <text:p text:style-name="P101"><text:span text:style-name="T101_1">0</text:span></text:p>
          </table:table-cell>
          <table:table-cell table:style-name="Cell94">
            <text:p text:style-name="P102"/>
          </table:table-cell>
          <table:table-cell table:style-name="Cell95">
            <text:p text:style-name="P103"><text:span text:style-name="T103_1">0,00€</text:span></text:p>
          </table:table-cell>
          <table:table-cell table:style-name="Cell96">
            <text:p text:style-name="P104"/>
          </table:table-cell>
          <table:table-cell table:style-name="Cell97">
            <text:p text:style-name="P105"><text:span text:style-name="T105_1">0,00€</text:span></text:p>
          </table:table-cell>
          <table:table-cell table:style-name="Cell98">
            <text:p text:style-name="P106"><text:span text:style-name="T106_1">0,00€</text:span></text:p>
          </table:table-cell>
        </table:table-row>
        <table:table-row table:style-name="Row14">
          <table:table-cell table:style-name="Cell99">
            <text:p text:style-name="P107"/>
          </table:table-cell>
          <table:table-cell table:style-name="Cell100">
            <text:p text:style-name="P108"/>
          </table:table-cell>
          <table:table-cell table:style-name="Cell101">
            <text:p text:style-name="P109"/>
          </table:table-cell>
          <table:table-cell table:style-name="Cell102">
            <text:p text:style-name="P110"/>
          </table:table-cell>
          <table:table-cell table:style-name="Cell103">
            <text:p text:style-name="P111"><text:span text:style-name="T111_1">0</text:span></text:p>
          </table:table-cell>
          <table:table-cell table:style-name="Cell104">
            <text:p text:style-name="P112"/>
          </table:table-cell>
          <table:table-cell table:style-name="Cell105">
            <text:p text:style-name="P113"><text:span text:style-name="T113_1">0,00€</text:span></text:p>
          </table:table-cell>
          <table:table-cell table:style-name="Cell106">
            <text:p text:style-name="P114"/>
          </table:table-cell>
          <table:table-cell table:style-name="Cell107">
            <text:p text:style-name="P115"><text:span text:style-name="T115_1">0,00€</text:span></text:p>
          </table:table-cell>
          <table:table-cell table:style-name="Cell108">
            <text:p text:style-name="P116"><text:span text:style-name="T116_1">0,00€</text:span></text:p>
          </table:table-cell>
        </table:table-row>
        <table:table-row table:style-name="Row15">
          <table:table-cell table:style-name="Cell109">
            <text:p text:style-name="P117"/>
          </table:table-cell>
          <table:table-cell table:style-name="Cell110">
            <text:p text:style-name="P118"/>
          </table:table-cell>
          <table:table-cell table:style-name="Cell111">
            <text:p text:style-name="P119"/>
          </table:table-cell>
          <table:table-cell table:style-name="Cell112">
            <text:p text:style-name="P120"/>
          </table:table-cell>
          <table:table-cell table:style-name="Cell113">
            <text:p text:style-name="P121"><text:span text:style-name="T121_1">0</text:span></text:p>
          </table:table-cell>
          <table:table-cell table:style-name="Cell114">
            <text:p text:style-name="P122"/>
          </table:table-cell>
          <table:table-cell table:style-name="Cell115">
            <text:p text:style-name="P123"><text:span text:style-name="T123_1">0,00€</text:span></text:p>
          </table:table-cell>
          <table:table-cell table:style-name="Cell116">
            <text:p text:style-name="P124"/>
          </table:table-cell>
          <table:table-cell table:style-name="Cell117">
            <text:p text:style-name="P125"><text:span text:style-name="T125_1">0,00€</text:span></text:p>
          </table:table-cell>
          <table:table-cell table:style-name="Cell118">
            <text:p text:style-name="P126"><text:span text:style-name="T126_1">0,00€</text:span></text:p>
          </table:table-cell>
        </table:table-row>
        <table:table-row table:style-name="Row16">
          <table:table-cell table:style-name="Cell119">
            <text:p text:style-name="P127"/>
          </table:table-cell>
          <table:table-cell table:style-name="Cell120">
            <text:p text:style-name="P128"/>
          </table:table-cell>
          <table:table-cell table:style-name="Cell121">
            <text:p text:style-name="P129"/>
          </table:table-cell>
          <table:table-cell table:style-name="Cell122">
            <text:p text:style-name="P130"/>
          </table:table-cell>
          <table:table-cell table:style-name="Cell123">
            <text:p text:style-name="P131"><text:span text:style-name="T131_1">0</text:span></text:p>
          </table:table-cell>
          <table:table-cell table:style-name="Cell124">
            <text:p text:style-name="P132"/>
          </table:table-cell>
          <table:table-cell table:style-name="Cell125">
            <text:p text:style-name="P133"><text:span text:style-name="T133_1">0,00€</text:span></text:p>
          </table:table-cell>
          <table:table-cell table:style-name="Cell126">
            <text:p text:style-name="P134"/>
          </table:table-cell>
          <table:table-cell table:style-name="Cell127">
            <text:p text:style-name="P135"><text:span text:style-name="T135_1">0,00€</text:span></text:p>
          </table:table-cell>
          <table:table-cell table:style-name="Cell128">
            <text:p text:style-name="P136"><text:span text:style-name="T136_1">0,00€</text:span></text:p>
          </table:table-cell>
        </table:table-row>
        <table:table-row table:style-name="Row17">
          <table:table-cell table:style-name="Cell129" table:number-columns-spanned="2">
            <text:p text:style-name="P137"><text:span text:style-name="T137_1">Import<text:s/>Brut<text:s/>[5]</text:span></text:p>
          </table:table-cell>
          <table:table-cell table:style-name="Cell130" table:number-columns-spanned="2">
            <text:p text:style-name="P138"><text:span text:style-name="T138_1">Total<text:s/>descomptes<text:s/>[6]</text:span></text:p>
          </table:table-cell>
          <table:table-cell table:style-name="Cell131" table:number-columns-spanned="2">
            <text:p text:style-name="P139"><text:span text:style-name="T139_1">Tipus<text:s/>IVA</text:span></text:p>
          </table:table-cell>
          <table:table-cell table:style-name="Cell132" table:number-columns-spanned="2">
            <text:p text:style-name="P140"><text:span text:style-name="T140_1">Base<text:s/>Imponibles<text:s/>[7]</text:span></text:p>
          </table:table-cell>
          <table:table-cell table:style-name="Cell133" table:number-columns-spanned="2">
            <text:p text:style-name="P141"><text:span text:style-name="T141_1">Import<text:s/>IVA<text:s/>[8]</text:span></text:p>
          </table:table-cell>
        </table:table-row>
        <table:table-row table:style-name="Row18">
          <table:table-cell table:style-name="Cell134" table:number-columns-spanned="2" table:number-rows-spanned="3">
            <text:p text:style-name="P142"><text:span text:style-name="T142_1">140,36€</text:span></text:p>
          </table:table-cell>
          <table:table-cell table:style-name="Cell135" table:number-columns-spanned="2" table:number-rows-spanned="3">
            <text:p text:style-name="P143"><text:span text:style-name="T143_1">10,07€</text:span></text:p>
          </table:table-cell>
          <table:table-cell table:style-name="Cell136" table:number-columns-spanned="2">
            <text:p text:style-name="P144"><text:span text:style-name="T144_1">4%</text:span></text:p>
          </table:table-cell>
          <table:table-cell table:style-name="Cell137" table:number-columns-spanned="2">
            <text:p text:style-name="P145"><text:span text:style-name="T145_1">4,25€</text:span></text:p>
          </table:table-cell>
          <table:table-cell table:style-name="Cell138" table:number-columns-spanned="2">
            <text:p text:style-name="P146"><text:span text:style-name="T146_1">0,17€</text:span></text:p>
          </table:table-cell>
        </table:table-row>
        <table:table-row table:style-name="Row19">
          <table:covered-table-cell/>
          <table:covered-table-cell/>
          <table:table-cell table:style-name="Cell139" table:number-columns-spanned="2">
            <text:p text:style-name="P147"><text:span text:style-name="T147_1">10%</text:span></text:p>
          </table:table-cell>
          <table:table-cell table:style-name="Cell140" table:number-columns-spanned="2">
            <text:p text:style-name="P148"><text:span text:style-name="T148_1">69,28€</text:span></text:p>
          </table:table-cell>
          <table:table-cell table:style-name="Cell141" table:number-columns-spanned="2">
            <text:p text:style-name="P149"><text:span text:style-name="T149_1">6,93€</text:span></text:p>
          </table:table-cell>
        </table:table-row>
        <table:table-row table:style-name="Row20">
          <table:covered-table-cell/>
          <table:covered-table-cell/>
          <table:table-cell table:style-name="Cell142" table:number-columns-spanned="2">
            <text:p text:style-name="P150"><text:span text:style-name="T150_1">21%</text:span></text:p>
          </table:table-cell>
          <table:table-cell table:style-name="Cell143" table:number-columns-spanned="2">
            <text:p text:style-name="P151"><text:span text:style-name="T151_1">56,76€</text:span></text:p>
          </table:table-cell>
          <table:table-cell table:style-name="Cell144" table:number-columns-spanned="2">
            <text:p text:style-name="P152"><text:span text:style-name="T152_1">11,92€</text:span></text:p>
          </table:table-cell>
        </table:table-row>
        <table:table-row table:style-name="Row21">
          <table:table-cell table:style-name="Cell145" table:number-columns-spanned="4" table:number-rows-spanned="3">
            <text:p text:style-name="P153"><text:span text:style-name="T153_1">Forma<text:s/>de<text:s/>pagament:</text:span></text:p>
          </table:table-cell>
          <table:table-cell table:style-name="Cell146" table:number-columns-spanned="4" table:number-rows-spanned="3">
            <text:p text:style-name="P154"><text:span text:style-name="T154_1">TOTAL<text:s/>FACTURA</text:span></text:p>
          </table:table-cell>
          <table:table-cell table:style-name="Cell147" table:number-columns-spanned="2">
            <text:p text:style-name="P155"/>
          </table:table-cell>
        </table:table-row>
        <table:table-row table:style-name="Row22">
          <table:covered-table-cell/>
          <table:covered-table-cell/>
          <table:table-cell table:style-name="Cell148" table:number-columns-spanned="2">
            <text:p text:style-name="P156"><text:span text:style-name="T156_1">149,31€</text:span></text:p>
          </table:table-cell>
        </table:table-row>
        <table:table-row table:style-name="Row23">
          <table:covered-table-cell/>
          <table:covered-table-cell/>
          <table:table-cell table:style-name="Cell149" table:number-columns-spanned="2">
            <text:p text:style-name="P157"/>
          </table:table-cell>
        </table:table-row>
      </table:table>
      <text:p text:style-name="P158"/>
      <text:p text:style-name="P15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Roboto Regular" svg:font-family="Roboto Regular"/>
    <style:font-face style:name="Liberation Serif Regular" svg:font-family="Liberation Serif Regular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text-align="left" fo:line-height="120%" fo:margin-top="0cm" fo:margin-bottom="0.423cm" fo:orphans="2" fo:widows="2"/>
      <style:text-properties fo:color="#000000" style:font-name="Roboto Regular" fo:font-size="12pt" style:font-name-asian="Roboto Regular" style:font-size-asian="12pt" style:font-name-complex="Roboto Regular" style:font-size-complex="12pt"/>
    </style:style>
    <style:style style:name="Heading_20_1" style:display-name="Heading 1" style:family="paragraph" style:parent-style-name="Normal" style:default-outline-level="1">
      <style:paragraph-properties fo:text-align="left" fo:line-height="100%" fo:margin-top="0cm" fo:margin-bottom="0.353cm"/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_20_2" style:display-name="Heading 2" style:family="paragraph" style:parent-style-name="Normal" style:default-outline-level="2">
      <style:paragraph-properties fo:text-align="left" fo:line-height="120%" fo:margin-top="0cm" fo:margin-bottom="0.282cm"/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_20_3" style:display-name="Heading 3" style:family="paragraph" style:parent-style-name="Normal" style:default-outline-level="3">
      <style:paragraph-properties fo:text-align="left" fo:line-height="120%" fo:margin-top="0cm" fo:margin-bottom="0.282cm"/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_20_4" style:display-name="Heading 4" style:family="paragraph" style:parent-style-name="Normal" style:default-outline-level="4">
      <style:paragraph-properties fo:text-align="left" fo:line-height="120%" fo:margin-top="0cm" fo:margin-bottom="0.282cm"/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left" fo:background-color="#404040" fo:line-height="130%" fo:margin-top="0cm" fo:margin-bottom="0.282cm"/>
      <style:text-properties fo:color="#ffffff" style:font-name="Roboto Regular" fo:font-size="12pt" style:font-name-asian="Roboto Regular" style:font-size-asian="12pt" style:font-name-complex="Roboto Regular"/>
    </style:style>
    <style:style style:name="Heading_20_6" style:display-name="Heading 6" style:family="paragraph" style:parent-style-name="Normal" style:default-outline-level="6">
      <style:paragraph-properties fo:text-align="left" fo:line-height="120%" fo:margin-top="0cm" fo:margin-bottom="0.212cm"/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Heading_20_7" style:display-name="Heading 7" style:family="paragraph" style:parent-style-name="Normal" style:default-outline-level="7">
      <style:paragraph-properties fo:margin-top="0.071cm" fo:margin-bottom="0cm"/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_20_8" style:display-name="Heading 8" style:family="paragraph" style:parent-style-name="Normal" style:default-outline-level="8">
      <style:paragraph-properties fo:margin-top="0.071cm" fo:margin-bottom="0cm"/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_20_9" style:display-name="Heading 9" style:family="paragraph" style:parent-style-name="Normal" style:default-outline-level="9">
      <style:paragraph-properties fo:margin-top="0.071cm" fo:margin-bottom="0cm"/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Default_20_Paragraph_20_Font" style:display-name="Default Paragraph Font" style:family="text">
      <style:text-properties style:font-name="Roboto Regular" fo:font-size="12pt" style:font-name-asian="Roboto Regular" style:font-size-asian="12pt" style:font-name-complex="Roboto Regular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left" fo:line-height="100%" fo:margin-top="0cm" fo:margin-bottom="0.635cm"/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ubtitle" style:family="paragraph" style:parent-style-name="Normal" style:default-outline-level="2">
      <style:paragraph-properties fo:text-align="left" fo:line-height="100%" fo:margin-top="0.423cm" fo:margin-bottom="0.847cm"/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Quote" style:family="paragraph" style:parent-style-name="Normal">
      <style:paragraph-properties fo:text-align="left" fo:background-color="#dae5f9" fo:line-height="130%" fo:margin-top="0cm" fo:margin-bottom="0.635cm" fo:padding-left="0.247cm" fo:border-left="#1e58bf 0.106cm solid"/>
      <style:text-properties fo:color="#000000" style:font-name="Roboto Regular" fo:font-size="12pt" style:font-name-asian="Roboto Regular" style:font-size-asian="12pt" style:font-name-complex="Roboto Regular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line-height="125%" fo:margin-top="0.176cm" fo:padding-bottom="0.141cm" fo:border-bottom="#4f81bd 0.018cm solid" fo:margin-bottom="0cm" fo:border-left="#447de2 0.106cm solid" fo:margin-left="2.159cm" fo:margin-right="2.159cm"/>
      <style:text-properties fo:color="#447de2" style:font-name="Roboto Regular" fo:font-size="14pt" style:font-name-asian="Roboto Regular" style:font-size-asian="14pt" style:font-name-complex="Roboto Regular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447de2" style:font-name="Roboto Regular" fo:font-size="11pt" style:font-name-asian="Roboto Regular" style:font-size-asian="11pt" style:font-name-complex="Roboto Regular"/>
    </style:style>
    <style:style style:name="No_20_Spacing" style:display-name="No Spacing" style:family="paragraph" style:parent-style-name="Normal">
      <style:paragraph-properties fo:line-height="100%" fo:margin-top="0cm" fo:margin-bottom="0cm"/>
    </style:style>
    <style:style style:name="Heading4Char" style:family="text"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9Char" style:family="text"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SubtitleChar" style:family="text"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Heading2Char" style:family="text"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8Char" style:family="text"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6Char" style:family="text"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bfbfbf" style:font-name="Roboto Regular" fo:font-size="12pt" style:font-name-asian="Roboto Regular" style:font-size-asian="12pt" style:font-name-complex="Roboto Regular"/>
    </style:style>
    <style:style style:name="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/>
    </style:style>
    <style:style style:name="Intense_20_Emphasis" style:display-name="Intense 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 fo:font-weight="bold" style:font-weight-asian="bold"/>
    </style:style>
    <style:style style:name="TitleChar" style:family="text"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trong" style:family="text" style:parent-style-name="Default_20_Paragraph_20_Font">
      <style:text-properties style:font-name="Roboto Regular" fo:font-size="12pt" style:font-name-asian="Roboto Regular" style:font-size-asian="12pt" style:font-name-complex="Roboto Regular"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bfbfbf" style:font-name="Roboto Regular" fo:font-size="12pt" style:font-name-asian="Roboto Regular" style:font-size-asian="12pt" style:font-name-complex="Roboto Regular" style:text-underline-style="solid" style:text-underline-color="font-color"/>
    </style:style>
    <style:style style:name="Intense_20_Reference" style:display-name="Intense Reference" style:family="text" style:parent-style-name="Default_20_Paragraph_20_Font">
      <style:text-properties fo:letter-spacing="0.009cm" fo:font-variant="small-caps" style:font-name="Roboto Regular" fo:font-size="12pt" style:font-name-asian="Roboto Regular" style:font-size-asian="12pt" style:font-name-complex="Roboto Regular" fo:font-weight="bold" style:font-weight-asian="bold" style:text-underline-style="solid" style:text-underline-color="font-color"/>
    </style:style>
    <style:style style:name="Book_20_Title" style:display-name="Book Title" style:family="text" style:parent-style-name="Default_20_Paragraph_20_Font">
      <style:text-properties fo:font-variant="small-caps" style:font-name="Roboto Regular" fo:font-size="12pt" style:font-name-asian="Roboto Regular" style:font-size-asian="12pt" style:font-name-complex="Roboto Regular" fo:font-weight="bold" style:font-weight-asian="bold"/>
    </style:style>
    <style:style style:name="Heading7Char" style:family="text"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1Char" style:family="text"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3Char" style:family="text"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5Char" style:family="text">
      <style:text-properties fo:color="#ffffff" style:font-name="Roboto Regular" fo:font-size="12pt" style:font-name-asian="Roboto Regular" style:font-size-asian="12pt" style:font-name-complex="Roboto Regular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